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- Cantidad de request realizados al navegar en google: <text:s/>4 o más.</text:p>
      <text:p text:style-name="Standard"><text:tab/>1 para traer el código html, otro request sobre la barra de búsqueda , 1 para traer la imagen de usuario de gmail y <text:s/>otra por la imagen <text:s/>de google. En caso de que se usen las referencias, deberá hacer una conexión por cada una de ellas y así traer su contenido.</text:p>
      <text:p text:style-name="Standard"/>
      <text:p text:style-name="Standard">2- Cantidad de request realizados al navegar en la pagina de la UNQ: 20 o más.</text:p>
      <text:p text:style-name="Standard"><text:tab/>1 para traer el código html, otro <text:s/>para el buscador de la pagina, otro para la imagen del buscador, 4 para buscar las imágenes del fondo, <text:s/>5 para las imágenes de las noticias, 3 para las imágenes de los grados postgrado y universidad virtual mas los métodos get de sus respectivos carteles (3), 6 por las imágenes de los vídeos, <text:s/>otras 6 imágenes y para la imagen del mapa. En caso de que se usen las referencias, deberá hacer una conexión por cada una de ellas y así traer su contenido. A diferencia de la pagina de google, son varias referencias.</text:p>
      <text:p text:style-name="Standard"/>
      <text:p text:style-name="Standard">3- Para el usuario son:</text:p>
      <text:p text:style-name="Standard"><text:tab/>id=email class=inputtext type=text tabindex=1 value=”” name=email</text:p>
      <text:p text:style-name="Standard"><text:tab/>el nombre del parametro es email</text:p>
      <text:p text:style-name="Standard">Para la contraseña son:</text:p>
      <text:p text:style-name="Standard"><text:tab/>id=pass class=inputtext type=password tabindex=2 <text:s/>name=pass</text:p>
      <text:p text:style-name="Standard"><text:tab/>el nombre del parametro es pas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 </meta:initial-creator>
    <meta:creation-date>2012-10-09T18:33:05</meta:creation-date>
    <dc:date>2012-10-09T20:53:49</dc:date>
    <dc:creator>mari </dc:creator>
    <meta:editing-duration>PT01H13M30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213" meta:character-count="1191"/>
  </office:meta>
</office:document-meta>
</file>